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a097" officeooo:paragraph-rsid="001ba097"/>
    </style:style>
    <style:style style:name="P2" style:family="paragraph" style:parent-style-name="Heading_20_4">
      <style:text-properties officeooo:rsid="001ba097" officeooo:paragraph-rsid="001ba097"/>
    </style:style>
    <style:style style:name="P3" style:family="paragraph" style:parent-style-name="Text_20_body" style:list-style-name="L1">
      <style:text-properties officeooo:rsid="001ba097" officeooo:paragraph-rsid="001ba097"/>
    </style:style>
    <style:style style:name="P4" style:family="paragraph" style:parent-style-name="Heading_20_1">
      <style:paragraph-properties fo:break-before="page"/>
      <style:text-properties officeooo:rsid="001ba097" officeooo:paragraph-rsid="001ba097"/>
    </style:style>
    <style:style style:name="P5" style:family="paragraph" style:parent-style-name="Heading_20_4">
      <style:paragraph-properties fo:break-before="page"/>
    </style:style>
    <style:style style:name="P6" style:family="paragraph" style:parent-style-name="Heading_20_4">
      <style:paragraph-properties fo:break-before="page"/>
      <style:text-properties officeooo:rsid="001ba097" officeooo:paragraph-rsid="001ba09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ТРО КС2032</text:p>
      <text:h text:style-name="P2" text:outline-level="4">Фракции:</text:h>
      <text:list text:style-name="L1">
        <text:list-item>
          <text:p text:style-name="P3">Нейтральные станции</text:p>
        </text:list-item>
        <text:list-item>
          <text:p text:style-name="P3">Бандитские станции</text:p>
        </text:list-item>
        <text:list-item>
          <text:p text:style-name="P3">Красные станции</text:p>
        </text:list-item>
        <text:list-item>
          <text:p text:style-name="P3">Чёрные станции</text:p>
        </text:list-item>
        <text:list-item>
          <text:p text:style-name="P3">Полис</text:p>
        </text:list-item>
        <text:list-item>
          <text:p text:style-name="P3">Ганза</text:p>
        </text:list-item>
      </text:list>
      <text:h text:style-name="P4" text:outline-level="1">Предметы, которые нужно добавить:</text:h>
      <text:h text:style-name="Heading_20_4" text:outline-level="4">Общее: </text:h>
      <text:p text:style-name="Text_20_body"/>
      <text:h text:style-name="P5" text:outline-level="4"/>
      <text:h text:style-name="P6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1:49:18.461000000</meta:creation-date>
    <dc:date>2024-10-22T21:53:12.941000000</dc:date>
    <meta:editing-duration>PT3M55S</meta:editing-duration>
    <meta:editing-cycles>1</meta:editing-cycles>
    <meta:document-statistic meta:table-count="0" meta:image-count="0" meta:object-count="0" meta:page-count="4" meta:paragraph-count="10" meta:word-count="24" meta:character-count="142" meta:non-whitespace-character-count="133"/>
    <meta:generator>LibreOffice/24.8.2.1$Windows_X86_64 LibreOffice_project/0f794b6e29741098670a3b95d60478a65d05ef13</meta:generator>
  </office:meta>
</office:document-meta>
</file>